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4D89D55CE8A584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39cm, 3.847cm, 8.509cm, 4.33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cm" svg:height="22.6cm" svg:x="0.991cm" svg:y="2.491cm">
          <draw:image xlink:href="Pictures/10000000000005E8000007E0E4D89D55CE8A584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4:49.709106952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